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973" officeooo:paragraph-rsid="001b3973"/>
    </style:style>
    <style:style style:name="P2" style:family="paragraph" style:parent-style-name="Standard">
      <style:text-properties officeooo:rsid="001c42c8" officeooo:paragraph-rsid="001c42c8"/>
    </style:style>
    <style:style style:name="T1" style:family="text">
      <style:text-properties officeooo:rsid="001c4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to Assignment 1</text:p>
      <text:p text:style-name="P1">Random generation:</text:p>
      <text:p text:style-name="P1">1. is it not increasing the runtime more to check every time if a solution is already generated? <text:span text:style-name="T1">Currently saving the solution as a string in a vector and iterating through it using ismember. Dont know how ismember is working in matlab but it will at best be a runtime of n(log(n)) and it seems to be an aweful lot of work instead of just f.eks. Checking if a feasible solution is already found. Is there a better way to solve this? Any tips to give on that?</text:span></text:p>
      <text:p text:style-name="P1"/>
      <text:p text:style-name="P2">2. presuming that car 5 gets 2 different calls (f.eks. 2 &amp; 14) in a random solution. Are we to check for each car each possible route that 5 can take with these calls i.e. [2,2,14,14] [2,14,2,14] [2,14,14,2] etc..? How ???</text:p>
      <text:p text:style-name="P2"/>
      <text:p text:style-name="P2">Feasibility checks:</text:p>
      <text:p text:style-name="P2">1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1:11:50.386547285</meta:creation-date>
    <dc:date>2018-02-16T16:00:47.891400018</dc:date>
    <meta:editing-duration>PT3H46M37S</meta:editing-duration>
    <meta:editing-cycles>1</meta:editing-cycles>
    <meta:document-statistic meta:table-count="0" meta:image-count="0" meta:object-count="0" meta:page-count="1" meta:paragraph-count="6" meta:word-count="138" meta:character-count="745" meta:non-whitespace-character-count="612"/>
    <meta:generator>LibreOffice/5.1.6.2$Linux_X86_64 LibreOffice_project/10m0$Build-2</meta:generator>
  </office:meta>
</office:document-meta>
</file>